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71H00M38.962051S" calcext:value-type="time">
            <text:p>1571:0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/>
          <table:table-cell table:formula="of:=IF([.C304]-[.B304] &gt; 0; [.C304]-[.B3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Tumblers &amp; improved wine glasses, library bookshelf backdro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07H08M25.654S" calcext:value-type="time">
            <text:p>07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8:07:48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1T11:33:44.710000000</dc:date>
    <meta:editing-duration>P70DT8H10M28S</meta:editing-duration>
    <meta:editing-cycles>1854</meta:editing-cycles>
    <meta:generator>LibreOffice/7.2.6.2$Windows_X86_64 LibreOffice_project/b0ec3a565991f7569a5a7f5d24fed7f52653d754</meta:generator>
    <dc:creator>Benjamin Laws</dc:creator>
    <meta:document-statistic meta:table-count="2" meta:cell-count="2314" meta:object-count="0"/>
  </office:meta>
</office:document-meta>
</file>